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5.06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D, 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D, 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50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39:list.C41" table:on-update-keep-styles="true" table:on-update-keep-size="false"/>
        <table:database-range table:name="__Anonymous_Sheet_DB__0" table:target-range-address="list.B2:list.H5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00/00/00</text:date>, <text:time style:data-style-name="N2" text:time-value="13:09:33.81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7T13:21:29.280000000</dc:date>
    <meta:editing-duration>PT8H7M59S</meta:editing-duration>
    <meta:editing-cycles>150</meta:editing-cycles>
    <meta:document-statistic meta:table-count="1" meta:cell-count="454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